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Handleiding</text:p>
      <text:p text:style-name="P3">Pokemongame is een snelle arcadegame.</text:p>
      <text:p text:style-name="P3"/>
      <text:p text:style-name="P2">Wat kan je doen in het spel ?</text:p>
      <text:p text:style-name="P3"/>
      <text:p text:style-name="P3">Je kan pokeballen schieten, vooruit lopen en achteruitlopen.</text:p>
      <text:p text:style-name="P3"/>
      <text:p text:style-name="P2">Hoe kan je winnen en hoe kan je verliezen ?</text:p>
      <text:p text:style-name="P3"/>
      <text:p text:style-name="P3">Het Doel van het spel is om een hoge score te halen dus je kan niet winnen maar je kan wel verliezen als je score onder de nul komt.</text:p>
      <text:p text:style-name="P3"/>
      <text:p text:style-name="P2">Knoppen indeling</text:p>
      <text:p text:style-name="P3"/>
      <text:p text:style-name="P3">je kan richten met je muis </text:p>
      <text:p text:style-name="P3">linkermuisknop/spatie = schieten </text:p>
      <text:p text:style-name="P3"/>
      <text:p text:style-name="P3">A= achteruitlopen</text:p>
      <text:p text:style-name="P3">S= Vooruit lopen </text:p>
      <text:p text:style-name="P3"/>
      <text:p text:style-name="P3">Veel Plezier met het spelen van het spel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Cao</meta:initial-creator>
    <meta:creation-date>2013-11-17T14:24:27.34</meta:creation-date>
    <meta:document-statistic meta:table-count="0" meta:image-count="0" meta:object-count="0" meta:page-count="1" meta:paragraph-count="12" meta:word-count="86" meta:character-count="468"/>
    <dc:date>2013-11-17T14:30:41.70</dc:date>
    <dc:creator>Danny Cao</dc:creator>
    <meta:editing-duration>PT6M14S</meta:editing-duration>
    <meta:editing-cycles>1</meta:editing-cycles>
    <meta:generator>OpenOffice/4.0.1$Win32 OpenOffice.org_project/401m5$Build-9714</meta:generator>
  </office:meta>
</office:document-meta>
</file>